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Arial1" svg:font-family="Ari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46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" fo:font-size="36pt" style:font-size-asian="36pt" style:font-size-complex="36pt"/>
    </style:style>
    <style:style style:name="P6" style:family="paragraph"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  <style:text-properties fo:font-size="26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 Semibold" fo:font-size="32pt" style:font-size-asian="32pt" style:font-size-complex="32pt"/>
    </style:style>
    <style:style style:name="T4" style:family="text">
      <style:text-properties style:font-name="Segoe UI Semibold" fo:font-size="34pt" fo:font-weight="normal" style:font-size-asian="34pt" style:font-weight-asian="normal" style:font-size-complex="34pt" style:font-weight-complex="normal"/>
    </style:style>
    <style:style style:name="T5" style:family="text">
      <style:text-properties style:font-name="Segoe UI" fo:font-size="34pt" fo:font-weight="bold" style:font-size-asian="34pt" style:font-weight-asian="bold" style:font-size-complex="34pt" style:font-weight-complex="bold"/>
    </style:style>
    <style:style style:name="T6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8" style:family="text">
      <style:text-properties style:font-name="Segoe UI" fo:font-size="34pt" fo:font-weight="normal" style:font-size-asian="34pt" style:font-weight-asian="normal" style:font-size-complex="34pt" style:font-weight-complex="normal"/>
    </style:style>
    <style:style style:name="T9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Segoe UI Semibold" fo:font-size="20pt" fo:font-weight="bold" style:font-name-asian="Segoe UI3" style:font-size-asian="20pt" style:font-weight-asian="bold" style:font-name-complex="Segoe UI3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493cm">
          <draw:text-box>
            <text:p text:style-name="P1"><text:span text:style-name="T1">HYMN #600</text:span></text:p>
            <text:p text:style-name="P1"><text:span text:style-name="T2">“</text:span><text:span text:style-name="T2">Mark How the Lamb of God's Self-off'ring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5" draw:layer="layout" svg:width="25.146cm" svg:height="7.112cm" svg:x="1.524cm" svg:y="0.508cm">
          <draw:text-box>
            <text:p text:style-name="P4"><text:span text:style-name="T4">1. </text:span><text:span text:style-name="T5">Mark how the Lamb of God's self-off'ring</text:span></text:p>
            <text:p text:style-name="P4"><text:span text:style-name="T6">Our human sinfulness takes on</text:span></text:p>
            <text:p text:style-name="P4"><text:span text:style-name="T6">In the birth-waters of the Jordan</text:span></text:p>
            <text:p text:style-name="P4"><text:span text:style-name="T6">As Jesus is baptized by Joh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4" draw:text-style-name="P7" draw:layer="layout" svg:width="26.162cm" svg:height="8.701cm" svg:x="1.062cm" svg:y="0.508cm">
          <draw:text-box>
            <text:p text:style-name="P6"><text:span text:style-name="T6">Hear how the voice from heaven thunders,</text:span></text:p>
            <text:p text:style-name="P6"><text:span text:style-name="T6">"Lo, this is My beloved Son."</text:span></text:p>
            <text:p text:style-name="P6"><text:span text:style-name="T6">See how in dovelike form the Spirit</text:span></text:p>
            <text:p text:style-name="P6"><text:span text:style-name="T6">Descends on God's Anointed 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5" draw:text-style-name="P7" draw:layer="layout" svg:width="24.384cm" svg:height="7.011cm" svg:x="1.824cm" svg:y="0.418cm">
          <draw:text-box>
            <text:p text:style-name="P4"><text:span text:style-name="T7">2. </text:span><text:span text:style-name="T6">From this assurance of God's favor</text:span></text:p>
            <text:p text:style-name="P4"><text:span text:style-name="T6">Jesus goes to the wilderness,</text:span></text:p>
            <text:p text:style-name="P4"><text:span text:style-name="T6">There to endure a time of testing</text:span></text:p>
            <text:p text:style-name="P4"><text:span text:style-name="T6">That readied Him to teach and bl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5" draw:text-style-name="P7" draw:layer="layout" svg:width="24.384cm" svg:height="7.011cm" svg:x="1.778cm" svg:y="0.508cm">
          <draw:text-box>
            <text:p text:style-name="P4"><text:span text:style-name="T6">So we, by water and the Spirit</text:span></text:p>
            <text:p text:style-name="P4"><text:span text:style-name="T6">Baptized into Christ's ministry,</text:span></text:p>
            <text:p text:style-name="P4"><text:span text:style-name="T6">Are often led to paths of service</text:span></text:p>
            <text:p text:style-name="P4"><text:span text:style-name="T6">Through mazes of adversi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draw:frame draw:style-name="gr6" draw:text-style-name="P5" draw:layer="layout" svg:width="26.162cm" svg:height="7.079cm" svg:x="1.016cm" svg:y="0.541cm">
          <draw:text-box>
            <text:p text:style-name="P4"><text:span text:style-name="T8">3. </text:span><text:span text:style-name="T5">Grant us, O God, the strength and courage</text:span></text:p>
            <text:p text:style-name="P4"><text:span text:style-name="T6">To live the faith our lips declare;</text:span></text:p>
            <text:p text:style-name="P4"><text:span text:style-name="T6">Bless us in our baptismal calling;</text:span></text:p>
            <text:p text:style-name="P4"><text:span text:style-name="T6">Christ's royal priesthood help us sha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0">
        <draw:frame draw:style-name="gr7" draw:text-style-name="P2" draw:layer="layout" svg:width="24.384cm" svg:height="11.711cm" svg:x="1.778cm" svg:y="0.508cm">
          <draw:text-box>
            <text:p text:style-name="P1"><text:span text:style-name="T6">Turn us from ev'ry false allegiance,</text:span></text:p>
            <text:p text:style-name="P1"><text:span text:style-name="T6">That we may trust in Christ alone:</text:span></text:p>
            <text:p text:style-name="P1"><text:span text:style-name="T6">Raise up in us a chosen people</text:span></text:p>
            <text:p text:style-name="P1"><text:span text:style-name="T6">Transformed by love to be Your own.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10">Text </text:span><text:span text:style-name="T11">© 1990 Hope Publishing Co.</text:span></text:p>
            <text:p text:style-name="P9"><text:span text:style-name="T11">Tune: 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Arial1" svg:font-family="Ari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19:37:41.928000000</meta:creation-date>
    <dc:title>Blue template</dc:title>
    <meta:editing-duration>PT14M47S</meta:editing-duration>
    <meta:editing-cycles>5</meta:editing-cycles>
    <meta:generator>LibreOffice/6.1.5.2$Windows_X86_64 LibreOffice_project/90f8dcf33c87b3705e78202e3df5142b201bd805</meta:generator>
    <dc:date>2019-04-24T16:06:01.578000000</dc:date>
    <meta:document-statistic meta:object-count="42"/>
  </office:meta>
</office:document-meta>
</file>